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ázov" style:master-page-name="MP0" style:family="paragraph">
      <style:paragraph-properties fo:break-before="page" fo:text-align="center"/>
    </style:style>
    <style:style style:name="P2" style:parent-style-name="Normálny" style:family="paragraph">
      <style:paragraph-properties fo:text-align="center"/>
    </style:style>
    <style:style style:name="T3" style:parent-style-name="Predvolenépísmoodseku" style:family="text">
      <style:text-properties fo:font-weight="bold" style:font-weight-asian="bold" style:font-weight-complex="bold"/>
    </style:style>
    <style:style style:name="T4" style:parent-style-name="Predvolenépísmoodseku" style:family="text">
      <style:text-properties fo:font-weight="bold" style:font-weight-asian="bold" style:font-weight-complex="bold"/>
    </style:style>
    <style:style style:name="T5" style:parent-style-name="Predvolenépísmoodseku" style:family="text">
      <style:text-properties fo:font-weight="bold" style:font-weight-asian="bold" style:font-weight-complex="bold"/>
    </style:style>
    <style:style style:name="P6" style:parent-style-name="Normálny" style:family="paragraph">
      <style:paragraph-properties fo:text-align="center"/>
    </style:style>
    <style:style style:name="P7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Normálny" style:family="paragraph">
      <style:paragraph-properties fo:text-align="center"/>
    </style:style>
    <style:style style:name="P9" style:parent-style-name="Normálny" style:family="paragraph">
      <style:paragraph-properties fo:text-align="center"/>
    </style:style>
    <style:style style:name="T10" style:parent-style-name="Predvolenépísmoodseku" style:family="text">
      <style:text-properties fo:font-weight="bold" style:font-weight-asian="bold" style:font-weight-complex="bold"/>
    </style:style>
    <style:style style:name="P11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Normálny" style:family="paragraph">
      <style:paragraph-properties fo:text-align="center"/>
    </style:style>
    <style:style style:name="P13" style:parent-style-name="Normálny" style:family="paragraph">
      <style:paragraph-properties fo:text-align="center"/>
    </style:style>
    <style:style style:name="T14" style:parent-style-name="Predvolenépísmoodseku" style:family="text">
      <style:text-properties fo:font-weight="bold" style:font-weight-asian="bold" style:font-weight-complex="bold"/>
    </style:style>
    <style:style style:name="P15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Normálny" style:list-style-name="LFO1" style:family="paragraph">
      <style:paragraph-properties fo:text-align="center"/>
    </style:style>
    <style:style style:name="T17" style:parent-style-name="Predvolenépísmoodseku" style:family="text">
      <style:text-properties fo:font-weight="bold" style:font-weight-asian="bold" style:font-weight-complex="bold"/>
    </style:style>
    <style:style style:name="P18" style:parent-style-name="Normálny" style:list-style-name="LFO1" style:family="paragraph">
      <style:paragraph-properties fo:text-align="center"/>
    </style:style>
    <style:style style:name="T19" style:parent-style-name="Predvolenépísmoodseku" style:family="text">
      <style:text-properties fo:font-weight="bold" style:font-weight-asian="bold" style:font-weight-complex="bold"/>
    </style:style>
    <style:style style:name="P20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Normálny" style:list-style-name="LFO2" style:family="paragraph">
      <style:paragraph-properties fo:text-align="center"/>
    </style:style>
    <style:style style:name="T22" style:parent-style-name="Predvolenépísmoodseku" style:family="text">
      <style:text-properties fo:font-weight="bold" style:font-weight-asian="bold" style:font-weight-complex="bold"/>
    </style:style>
    <style:style style:name="T23" style:parent-style-name="Predvolenépísmoodseku" style:family="text">
      <style:text-properties fo:font-weight="bold" style:font-weight-asian="bold" style:font-weight-complex="bold"/>
    </style:style>
    <style:style style:name="T24" style:parent-style-name="Predvolenépísmoodseku" style:family="text">
      <style:text-properties fo:font-weight="bold" style:font-weight-asian="bold" style:font-weight-complex="bold"/>
    </style:style>
    <style:style style:name="P25" style:parent-style-name="Normálny" style:family="paragraph">
      <style:text-properties fo:font-weight="bold" style:font-weight-asian="bold" style:font-weight-complex="bold"/>
    </style:style>
    <style:style style:name="T26" style:parent-style-name="Predvolenépísmoodseku" style:family="text">
      <style:text-properties fo:font-weight="bold" style:font-weight-asian="bold" style:font-weight-complex="bold"/>
    </style:style>
    <style:style style:name="P27" style:parent-style-name="Normálny" style:family="paragraph">
      <style:text-properties fo:font-weight="bold" style:font-weight-asian="bold" style:font-weight-complex="bold"/>
    </style:style>
    <style:style style:name="T28" style:parent-style-name="Predvolenépísmoodseku" style:family="text">
      <style:text-properties fo:font-weight="bold" style:font-weight-asian="bold" style:font-weight-complex="bold"/>
    </style:style>
    <style:style style:name="P29" style:parent-style-name="Normálny" style:family="paragraph">
      <style:text-properties fo:font-weight="bold" style:font-weight-asian="bold" style:font-weight-complex="bold"/>
    </style:style>
    <style:style style:name="P30" style:parent-style-name="Normálny" style:list-style-name="LFO1" style:family="paragraph"/>
    <style:style style:name="T31" style:parent-style-name="Predvolenépísmoodseku" style:family="text">
      <style:text-properties fo:font-weight="bold" style:font-weight-asian="bold" style:font-weight-complex="bold"/>
    </style:style>
    <style:style style:name="P32" style:parent-style-name="Normálny" style:list-style-name="LFO1" style:family="paragraph"/>
    <style:style style:name="T33" style:parent-style-name="Predvolenépísmoodseku" style:family="text">
      <style:text-properties fo:font-weight="bold" style:font-weight-asian="bold" style:font-weight-complex="bold"/>
    </style:style>
    <style:style style:name="P34" style:parent-style-name="Normálny" style:family="paragraph">
      <style:text-properties fo:font-weight="bold" style:font-weight-asian="bold" style:font-weight-complex="bold"/>
    </style:style>
    <style:style style:name="P35" style:parent-style-name="Normálny" style:list-style-name="LFO2" style:family="paragraph"/>
    <style:style style:name="P36" style:parent-style-name="Normálny" style:list-style-name="LFO2" style:family="paragraph"/>
    <style:style style:name="P37" style:parent-style-name="Normálny" style:list-style-name="LFO2" style:family="paragraph"/>
    <style:style style:name="P38" style:parent-style-name="Normálny" style:family="paragraph">
      <style:text-properties fo:font-weight="bold" style:font-weight-asian="bold" style:font-weight-complex="bold"/>
    </style:style>
    <style:style style:name="P39" style:parent-style-name="Normálny" style:list-style-name="LFO2" style:family="paragraph">
      <style:paragraph-properties fo:text-align="center"/>
    </style:style>
    <style:style style:name="P40" style:parent-style-name="Normálny" style:list-style-name="LFO2" style:family="paragraph">
      <style:paragraph-properties fo:text-align="center"/>
    </style:style>
    <style:style style:name="P41" style:parent-style-name="Normálny" style:family="paragraph">
      <style:paragraph-properties fo:text-align="center"/>
      <style:text-properties fo:font-weight="bold" style:font-weight-asian="bold" style:font-weight-complex="bold"/>
    </style:style>
    <style:style style:name="P42" style:parent-style-name="Normálny" style:family="paragraph">
      <style:paragraph-properties fo:text-align="center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Uspávanky a ludové piesničky</text:p>
      <text:p text:style-name="P2"><text:span text:style-name="T3">Meno: darius danihel</text:span><text:line-break/><text:span text:style-name="T4">Trieda: 5. b</text:span><text:line-break/><text:span text:style-name="T5">Dátum: ____________</text:span></text:p>
      <text:p text:style-name="P6"><draw:custom-shape svg:x="0in" svg:y="0in" svg:width="6.53125in" svg:height="0.02014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p text:style-name="P7">1. Čo sú uspávanky?</text:p>
      <text:p text:style-name="P8">Uspávanky sú piesničky, ktoré spievame malým deťom, aby zaspali. Majú pomalý rytmus a peknú melódiu, ktorá pomáha deťom zaspať. V uspávankach sa často hovorí o prírode alebo o láske.</text:p>
      <text:p text:style-name="P9">Príklad uspávanky:<text:line-break/><text:span text:style-name="T10">Spi dieťatko, spi</text:span><text:line-break/>Spi dieťatko, spi,<text:line-break/>vôl a ovečka,<text:line-break/>voľky voľačky,<text:line-break/>spi môj miláčik.</text:p>
      <text:p text:style-name="P11">2. Čo sú ľudové piesničky?</text:p>
      <text:p text:style-name="P12">Ľudové piesničky sú staré piesne, ktoré sa spievali pri rôznych príležitostiach, napríklad na svadbách alebo oslavách. Každý kraj má svoje vlastné piesničky. Texty týchto piesní sú o láske, práci a prírode.</text:p>
      <text:p text:style-name="P13">Príklad ľudovej piesničky:<text:line-break/><text:span text:style-name="T14">Tancuj, tancuj, vykrúcaj</text:span><text:line-break/>Tancuj, tancuj, vykrúcaj,<text:line-break/>len mi päty nedriapaj,<text:line-break/>ja ti dám na čižmičky,<text:line-break/>ja ti dám na čižmičky.</text:p>
      <text:p text:style-name="P15">3. Prečo sú uspávanky a ľudové piesničky dôležité?</text:p>
      <text:list text:style-name="LFO1" text:continue-numbering="true">
        <text:list-item>
          <text:p text:style-name="P16"><text:span text:style-name="T17">Uspávanky</text:span><text:s/>pomáhajú deťom zaspať a ukľudňujú ich.</text:p>
        </text:list-item>
        <text:list-item>
          <text:p text:style-name="P18"><text:span text:style-name="T19">Ľudové piesničky</text:span><text:s/>nám pripomínajú naše tradície a staré časy. Spievali sa na rôznych slávnostiach a pri práci.</text:p>
        </text:list-item>
      </text:list>
      <text:p text:style-name="P20">4. Zaujímavosti o ľudových piesničkách</text:p>
      <text:list text:style-name="LFO2" text:continue-numbering="true">
        <text:list-item>
          <text:p text:style-name="P21">Slovenské ľudové piesničky sú veľmi rôznorodé. Každá oblasť Slovenska má svoje vlastné piesničky.</text:p>
        </text:list-item>
      </text:list>
      <text:p text:style-name="Názov">Niektoré ľudové piesničky sú staré aj niekoľko stoviek rokov a stále sa spievajú. <text:s text:c="13"/>Uspávanky a ludové piesničky</text:p>
      <text:soft-page-break/>
      <text:p text:style-name="Normálny"><text:span text:style-name="T22">Meno: darius danihel</text:span><text:line-break/><text:span text:style-name="T23">Trieda: 5. b</text:span><text:line-break/><text:span text:style-name="T24">Dátum: ____________</text:span></text:p>
      <text:p text:style-name="Normálny"><draw:custom-shape svg:x="0in" svg:y="0in" svg:width="6.53125in" svg:height="0.02014in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P25">1. Čo sú uspávanky?</text:p>
      <text:p text:style-name="Normálny">Uspávanky sú piesničky, ktoré spievame malým deťom, aby zaspali. Majú pomalý rytmus a peknú melódiu, ktorá pomáha deťom zaspať. V uspávankach sa často hovorí o prírode alebo o láske.</text:p>
      <text:p text:style-name="Normálny">Príklad uspávanky:<text:line-break/><text:span text:style-name="T26">Spi dieťatko, spi</text:span><text:line-break/>Spi dieťatko, spi,<text:line-break/>vôl a ovečka,<text:line-break/>voľky voľačky,<text:line-break/>spi môj miláčik.</text:p>
      <text:p text:style-name="P27">2. Čo sú ľudové piesničky?</text:p>
      <text:p text:style-name="Normálny">Ľudové piesničky sú staré piesne, ktoré sa spievali pri rôznych príležitostiach, napríklad na svadbách alebo oslavách. Každý kraj má svoje vlastné piesničky. Texty týchto piesní sú o láske, práci a prírode.</text:p>
      <text:p text:style-name="Normálny">Príklad ľudovej piesničky:<text:line-break/><text:span text:style-name="T28">Tancuj, tancuj, vykrúcaj</text:span><text:line-break/>Tancuj, tancuj, vykrúcaj,<text:line-break/>len mi päty nedriapaj,<text:line-break/>ja ti dám na čižmičky,<text:line-break/>ja ti dám na čižmičky.</text:p>
      <text:p text:style-name="P29">3. Prečo sú uspávanky a ľudové piesničky dôležité?</text:p>
      <text:list text:style-name="LFO1" text:continue-numbering="true">
        <text:list-item>
          <text:p text:style-name="P30"><text:span text:style-name="T31">Uspávanky</text:span><text:s/>pomáhajú deťom zaspať a ukľudňujú ich.</text:p>
        </text:list-item>
        <text:list-item>
          <text:p text:style-name="P32"><text:span text:style-name="T33">Ľudové piesničky</text:span><text:s/>nám pripomínajú naše tradície a staré časy. Spievali sa na rôznych slávnostiach a pri práci.</text:p>
        </text:list-item>
      </text:list>
      <text:p text:style-name="P34">4. Zaujímavosti o ľudových piesničkách</text:p>
      <text:list text:style-name="LFO2" text:continue-numbering="true">
        <text:list-item>
          <text:p text:style-name="P35">Slovenské ľudové piesničky sú veľmi rôznorodé. Každá oblasť Slovenska má svoje vlastné piesničky.</text:p>
        </text:list-item>
        <text:list-item>
          <text:p text:style-name="P36">Niektoré ľudové piesničky sú staré aj niekoľko stoviek rokov a stále sa spievajú.</text:p>
        </text:list-item>
        <text:list-item>
          <text:p text:style-name="P37">Ľudové piesničky sa šírili ústnym podaním, takže sa učili a spievali z pamäti.</text:p>
        </text:list-item>
      </text:list>
      <text:p text:style-name="P38">5. Záver</text:p>
      <text:p text:style-name="Normálny">Uspávanky a ľudové piesničky sú dôležité pre našu kultúru. Uspávanky pomáhajú deťom zaspať a ľudové piesničky nám pripomínajú tradície. Je dobré, že ich stále spievame, aby sme nezabudli na našu históriu.</text:p>
      <text:list text:style-name="LFO2" text:continue-numbering="true">
        <text:list-item>
          <text:p text:style-name="P39"/>
        </text:list-item>
        <text:list-item>
          <text:p text:style-name="P40">Ľudové piesničky sa šírili ústnym podaním, takže sa učili a spievali z pamäti.</text:p>
        </text:list-item>
      </text:list>
      <text:p text:style-name="P41">5. Záver</text:p>
      <text:soft-page-break/>
      <text:p text:style-name="P42">Uspávanky a ľudové piesničky sú dôležité pre našu kultúru. Uspávanky pomáhajú deťom zaspať a ľudové piesničky nám pripomínajú tradície. Je dobré, že ich stále spievame, aby sme nezabudli na našu históri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ormálnywebový" style:display-name="Normálny (webový)" style:family="paragraph" style:parent-style-name="Normálny">
      <style:text-properties style:font-name="Times New Roman" fo:font-size="12pt" style:font-size-asian="12pt" style:font-size-complex="12pt" fo:hyphenate="false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Bezriadkovania" style:display-name="Bez riadkovania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rius</meta:initial-creator>
    <dc:creator>Darius Danihel</dc:creator>
    <meta:creation-date>2024-10-27T15:38:00Z</meta:creation-date>
    <dc:date>2024-10-27T15:39:00Z</dc:date>
    <meta:template xlink:href="Normal" xlink:type="simple"/>
    <meta:editing-cycles>1</meta:editing-cycles>
    <meta:editing-duration>PT60S</meta:editing-duration>
    <meta:document-statistic meta:page-count="3" meta:paragraph-count="5" meta:word-count="447" meta:character-count="2994" meta:row-count="21" meta:non-whitespace-character-count="2552"/>
  </office:meta>
</office:document-meta>
</file>